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/>
    <style:font-face style:name="Lohit Hindi1" svg:font-family="'Lohit Hindi'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  <style:style style:name="P2" style:family="paragraph" style:parent-style-name="Standard">
      <style:text-properties style:font-name="Liberation Serif1" fo:language="en" fo:country="US" fo:font-weight="bold" style:font-name-asian="Liberation Serif1" style:language-asian="en" style:country-asian="US" style:font-weight-asian="bold" style:font-name-complex="Liberation Serif1" style:language-complex="en" style:country-complex="US" style:font-weight-complex="bold"/>
    </style:style>
    <style:style style:name="P3" style:family="paragraph" style:parent-style-name="Standard">
      <style:text-properties style:font-name="Liberation Serif1" fo:font-size="10pt" fo:language="en" fo:country="US" style:font-name-asian="Liberation Serif1" style:font-size-asian="10pt" style:language-asian="en" style:country-asian="US" style:font-name-complex="Liberation Serif1" style:font-size-complex="10pt" style:language-complex="en" style:country-complex="US"/>
    </style:style>
    <style:style style:name="P4" style:family="paragraph" style:parent-style-name="Standard">
      <style:text-properties style:font-name="Courier 10 Pitch" fo:language="en" fo:country="US" style:font-name-asian="Liberation Serif1" style:language-asian="en" style:country-asian="US" style:font-name-complex="Liberation Serif1" style:language-complex="en" style:country-complex="US"/>
    </style:style>
    <style:style style:name="P5" style:family="paragraph" style:parent-style-name="Standard">
      <style:text-properties style:font-name="Courier 10 Pitch" fo:font-size="10pt" fo:language="en" fo:country="US" style:font-name-asian="Liberation Serif1" style:font-size-asian="10pt" style:language-asian="en" style:country-asian="US" style:font-name-complex="Liberation Serif1" style:font-size-complex="10pt" style:language-complex="en" style:country-complex="US"/>
    </style:style>
    <style:style style:name="P6" style:family="paragraph" style:parent-style-name="Standard">
      <style:text-properties style:font-name="Courier 10 Pitch" fo:font-size="10pt" fo:language="en" fo:country="US" style:font-name-asian="Liberation Serif1" style:font-size-asian="10pt" style:language-asian="en" style:country-asian="US" style:font-name-complex="Liberation Serif1" style:font-size-complex="10pt" style:language-complex="en" style:country-complex="US"/>
    </style:style>
    <style:style style:name="P7" style:family="paragraph" style:parent-style-name="Standard">
      <style:text-properties style:font-name="Courier 10 Pitch1" fo:language="en" fo:country="US" style:font-name-asian="Liberation Serif1" style:language-asian="en" style:country-asian="US" style:font-name-complex="Liberation Serif1" style:language-complex="en" style:country-complex="US"/>
    </style:style>
    <style:style style:name="P8" style:family="paragraph" style:parent-style-name="Standard">
      <style:text-properties style:font-name="Courier 10 Pitch1" fo:font-size="10pt" fo:language="en" fo:country="US" style:font-name-asian="Courier 10 Pitch1" style:font-size-asian="10pt" style:language-asian="en" style:country-asian="US" style:font-name-complex="Courier 10 Pitch1" style:font-size-complex="10pt" style:language-complex="en" style:country-complex="US"/>
    </style:style>
    <style:style style:name="T1" style:family="text">
      <style:text-properties style:font-name="Courier 10 Pitch"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Source code: Problem 1</text:span></text:p>
      <text:p text:style-name="Standard"/>
      <text:p text:style-name="P5">//**************************************************************************</text:p>
      <text:p text:style-name="P5">// problem1.java</text:p>
      <text:p text:style-name="P5">//</text:p>
      <text:p text:style-name="P5">// Author: Hawk Weisman</text:p>
      <text:p text:style-name="P5">// Course: CS111: Introduction to Computer Science I, Fall Semester 2012-2013</text:p>
      <text:p text:style-name="P5">// Lab 2</text:p>
      <text:p text:style-name="P5">// </text:p>
      <text:p text:style-name="P5">// Computes the sum, difference, product, quotient, remainder, average and square of the sum of two integers.</text:p>
      <text:p text:style-name="P5">//</text:p>
      <text:p text:style-name="P5">//**************************************************************************</text:p>
      <text:p text:style-name="P5"/>
      <text:p text:style-name="P5">import java.util.Scanner;</text:p>
      <text:p text:style-name="P5"/>
      <text:p text:style-name="P5">public class problem1 {</text:p>
      <text:p text:style-name="P5"><text:s text:c="4"/>public static void main (String[] args) {</text:p>
      <text:p text:style-name="P5"><text:tab/>int int1, int2; <text:s text:c="2"/>// int1 &amp; int2 store the two integers to be computed</text:p>
      <text:p text:style-name="P5"><text:tab/>Scanner scan = new Scanner (System.in); </text:p>
      <text:p text:style-name="P5"/>
      <text:p text:style-name="P5"><text:tab/>// prompt the user for integers</text:p>
      <text:p text:style-name="P5"/>
      <text:p text:style-name="P5"><text:tab/>System.out.println ("Please enter the first integer.");</text:p>
      <text:p text:style-name="P5"><text:tab/>int1 = scan.nextInt();</text:p>
      <text:p text:style-name="P5"/>
      <text:p text:style-name="P5"><text:tab/>System.out.println ("Please enter the second integer.");</text:p>
      <text:p text:style-name="P5"><text:tab/>int2 = scan.nextInt();</text:p>
      <text:p text:style-name="P5"/>
      <text:p text:style-name="P5"><text:tab/>// compute the values</text:p>
      <text:p text:style-name="P5"/>
      <text:p text:style-name="P5"><text:tab/>int sum = int1 + int2;</text:p>
      <text:p text:style-name="P5"><text:tab/>int difference = int1 - int2;</text:p>
      <text:p text:style-name="P5"><text:tab/>int product = int1 * int2;</text:p>
      <text:p text:style-name="P5"><text:tab/>double quotient = int1 /(int2+0.0);</text:p>
      <text:p text:style-name="P5"><text:tab/>double remainder = int1 % int2;</text:p>
      <text:p text:style-name="P5"><text:tab/>double average = (int1 + int2) / 2;</text:p>
      <text:p text:style-name="P5"><text:tab/>int square = (int1 + int2) * (int1 + int2);</text:p>
      <text:p text:style-name="P5"/>
      <text:p text:style-name="P5"><text:tab/>// print out the results</text:p>
      <text:p text:style-name="P5"><text:s text:c="7"/></text:p>
      <text:p text:style-name="P5"><text:tab/>System.out.println ("The integers are " + int1 + " and " + int2 +".");</text:p>
      <text:p text:style-name="P5"><text:tab/>System.out.println ("The sum is " + sum + ".");</text:p>
      <text:p text:style-name="P5"><text:tab/>System.out.println ("The difference is " + difference + ".");</text:p>
      <text:p text:style-name="P5"><text:tab/>System.out.println ("The product is " + product + ".");</text:p>
      <text:p text:style-name="P5"><text:tab/>System.out.println ("The quotient is " + quotient + ".");</text:p>
      <text:p text:style-name="P5"><text:tab/>System.out.println ("The remainder is " + remainder + ".");</text:p>
      <text:p text:style-name="P5"><text:tab/>System.out.println ("The average is " + average + ".");</text:p>
      <text:p text:style-name="P5"><text:tab/>System.out.println ("The square is " + square + ".");</text:p>
      <text:p text:style-name="P5"><text:tab/>System.out.println ("Have a nice day!");</text:p>
      <text:p text:style-name="P5"/>
      <text:p text:style-name="P5"><text:tab/> <text:s text:c="3"/>}</text:p>
      <text:p text:style-name="P5"><text:soft-page-break/>}</text:p>
      <text:p text:style-name="P5"/>
      <text:p text:style-name="P2">Script Output: Problem 1</text:p>
      <text:p text:style-name="P4"/>
      <text:p text:style-name="P5">Script started on Wed 12 Sep 2012 03:21:47 PM EDT<text:line-break/>#]0;weismanm@aldenv187: ~/Documents/cs111/lab2#weismanm@aldenv187:~/Documents/cs111/lab2$ java problem1</text:p>
      <text:p text:style-name="P5">Please enter the first integer.</text:p>
      <text:p text:style-name="P5">3</text:p>
      <text:p text:style-name="P5">Please enter the second integer.</text:p>
      <text:p text:style-name="P5">2</text:p>
      <text:p text:style-name="P5">The integers are 3 and 2.</text:p>
      <text:p text:style-name="P5">The sum is 5.</text:p>
      <text:p text:style-name="P5">The difference is 1.</text:p>
      <text:p text:style-name="P5">The product is 6.</text:p>
      <text:p text:style-name="P5">The quotient is 1.5.</text:p>
      <text:p text:style-name="P5">The remainder is 1.0.</text:p>
      <text:p text:style-name="P5">The average is 2.0.</text:p>
      <text:p text:style-name="P5">The square is 25.</text:p>
      <text:p text:style-name="P5">Have a nice day!</text:p>
      <text:p text:style-name="P5">#]0;weismanm@aldenv187: ~/Documents/cs111/lab2#weismanm@aldenv187:~/Documents/cs111/lab2$ java problem1</text:p>
      <text:p text:style-name="P5">Please enter the first integer.</text:p>
      <text:p text:style-name="P5">4</text:p>
      <text:p text:style-name="P5">Please enter the second integer.</text:p>
      <text:p text:style-name="P5">5</text:p>
      <text:p text:style-name="P5">The integers are 4 and 5.</text:p>
      <text:p text:style-name="P5">The sum is 9.</text:p>
      <text:p text:style-name="P5">The difference is -1.</text:p>
      <text:p text:style-name="P5">The product is 20.</text:p>
      <text:p text:style-name="P5">The quotient is 0.8.</text:p>
      <text:p text:style-name="P5">The remainder is 4.0.</text:p>
      <text:p text:style-name="P5">The average is 4.0.</text:p>
      <text:p text:style-name="P5">The square is 81.</text:p>
      <text:p text:style-name="P5">Have a nice day!</text:p>
      <text:p text:style-name="P5">#]0;weismanm@aldenv187: ~/Documents/cs111/lab2#weismanm@aldenv187:~/Documents/cs111/lab2$ java problem1</text:p>
      <text:p text:style-name="P5">Please enter the first integer.</text:p>
      <text:p text:style-name="P5">10</text:p>
      <text:p text:style-name="P5">Please enter the second integer.</text:p>
      <text:p text:style-name="P5">6</text:p>
      <text:p text:style-name="P5">The integers are 10 and 6.</text:p>
      <text:p text:style-name="P5">The sum is 16.</text:p>
      <text:p text:style-name="P5">The difference is 4.</text:p>
      <text:p text:style-name="P5">The product is 60.</text:p>
      <text:p text:style-name="P5">The quotient is 1.6666666666666667.</text:p>
      <text:p text:style-name="P5">The remainder is 4.0.</text:p>
      <text:p text:style-name="P5">The average is 8.0.</text:p>
      <text:p text:style-name="P5">The square is 256.</text:p>
      <text:p text:style-name="P5">Have a nice day!</text:p>
      <text:p text:style-name="P5">#]0;weismanm@aldenv187: ~/Documents/cs111/lab2#weismanm@aldenv187:~/Documents/cs111/lab2$ java problem1</text:p>
      <text:p text:style-name="P5"><text:soft-page-break/>Please enter the first integer.</text:p>
      <text:p text:style-name="P5">-4</text:p>
      <text:p text:style-name="P5">Please enter the second integer.</text:p>
      <text:p text:style-name="P5">2</text:p>
      <text:p text:style-name="P5">The integers are -4 and 2.</text:p>
      <text:p text:style-name="P5">The sum is -2.</text:p>
      <text:p text:style-name="P5">The difference is -6.</text:p>
      <text:p text:style-name="P5">The product is -8.</text:p>
      <text:p text:style-name="P5">The quotient is -2.0.</text:p>
      <text:p text:style-name="P5">The remainder is 0.0.</text:p>
      <text:p text:style-name="P5">The average is -1.0.</text:p>
      <text:p text:style-name="P5">The square is 4.</text:p>
      <text:p text:style-name="P5">Have a nice day!</text:p>
      <text:p text:style-name="P5">#]0;weismanm@aldenv187: ~/Documents/cs111/lab2#weismanm@aldenv187:~/Documents/cs111/lab2$ exit</text:p>
      <text:p text:style-name="P5">exit</text:p>
      <text:p text:style-name="P5"><text:line-break/>Script done on Wed 12 Sep 2012 03:22:29 PM EDT<text:line-break/></text:p>
      <text:p text:style-name="P5"/>
      <text:p text:style-name="P2">Source Code: Problem 2</text:p>
      <text:p text:style-name="P4"/>
      <text:p text:style-name="P8">//********************************************************************</text:p>
      <text:p text:style-name="P8">// problem2.java</text:p>
      <text:p text:style-name="P8">//</text:p>
      <text:p text:style-name="P8">// Author: Hawk Weisman</text:p>
      <text:p text:style-name="P8">// Course: CS111 Introduction to Computer Science I, Fall Semester 2012</text:p>
      <text:p text:style-name="P8">// Lab 2</text:p>
      <text:p text:style-name="P8">//</text:p>
      <text:p text:style-name="P8">// Reads values representing a time duration in hours, minutes, and</text:p>
      <text:p text:style-name="P8">// seconds, and prints the equivalent total number of seconds.</text:p>
      <text:p text:style-name="P8">//********************************************************************</text:p>
      <text:p text:style-name="P8"/>
      <text:p text:style-name="P8">import java.util.Scanner;</text:p>
      <text:p text:style-name="P8"/>
      <text:p text:style-name="P8">public class problem2 {</text:p>
      <text:p text:style-name="P8"><text:s text:c="4"/>public static void main (String[] args){</text:p>
      <text:p text:style-name="P8"><text:s text:c="7"/><text:tab/>int hours, minutes, seconds; <text:s text:c="5"/>// store the user's input of hours, minutes, and seconds, respectively</text:p>
      <text:p text:style-name="P8"><text:tab/>int totalSec = 0; <text:s text:c="12"/>// accumulator for total number of seconds <text:s text:c="2"/></text:p>
      <text:p text:style-name="P8"><text:tab/>Scanner scanner = new Scanner (System.in);</text:p>
      <text:p text:style-name="P8"><text:s/></text:p>
      <text:p text:style-name="P8"><text:s text:c="12"/>// prompt the user for input</text:p>
      <text:p text:style-name="P8"><text:tab/> <text:s text:c="3"/>System.out.println ("Please enter the number of hours.");</text:p>
      <text:p text:style-name="P8"><text:tab/> <text:s text:c="3"/>hours = scanner.nextInt();</text:p>
      <text:p text:style-name="P8"><text:tab/> <text:s text:c="3"/></text:p>
      <text:p text:style-name="P8"><text:tab/> <text:s text:c="3"/>System.out.println ("Please enter the number of minutes.");</text:p>
      <text:p text:style-name="P8"><text:tab/> <text:s text:c="3"/>minutes = scanner.nextInt();</text:p>
      <text:p text:style-name="P8"/>
      <text:p text:style-name="P8"><text:tab/> <text:s text:c="3"/>System.out.println ("Please enter the number of seconds.");</text:p>
      <text:p text:style-name="P8"><text:tab/> <text:s text:c="3"/>seconds = scanner.nextInt();</text:p>
      <text:p text:style-name="P8"><text:tab/> <text:s text:c="3"/></text:p>
      <text:p text:style-name="P8"><text:soft-page-break/><text:tab/> <text:s text:c="3"/>// convert hours and minutes to seconds and add them to totalSec; add number of seconds to totalSec</text:p>
      <text:p text:style-name="P8"><text:tab/> <text:s text:c="3"/>totalSec = ((hours * 60) * 60) + (minutes * 60) + seconds;</text:p>
      <text:p text:style-name="P8"/>
      <text:p text:style-name="P8"><text:tab/> <text:s text:c="3"/>// print the results</text:p>
      <text:p text:style-name="P8"><text:tab/> <text:s text:c="3"/>System.out.println (hours + " hours, " + minutes + " minutes, and " + seconds + " seconds are equivalent to " + totalSec + " seconds.");</text:p>
      <text:p text:style-name="P8"><text:s text:c="4"/>}</text:p>
      <text:p text:style-name="P8">}</text:p>
      <text:p text:style-name="P3"><text:tab/></text:p>
      <text:p text:style-name="P2">Script Output: Problem 2</text:p>
      <text:p text:style-name="P1"/>
      <text:p text:style-name="P5">Script started on Wed 12 Sep 2012 03:38:35 PM EDT<text:line-break/>#]0;weismanm@aldenv187: ~/Documents/cs111/lab2#weismanm@aldenv187:~/Documents/cs111/lab2$ java problem2</text:p>
      <text:p text:style-name="P5">Please enter the number of hours.</text:p>
      <text:p text:style-name="P5">1</text:p>
      <text:p text:style-name="P5">Please enter the number of minutes.</text:p>
      <text:p text:style-name="P5">1</text:p>
      <text:p text:style-name="P5">Please enter the number of seconds.</text:p>
      <text:p text:style-name="P5">1</text:p>
      <text:p text:style-name="P5">1 hours, 1 minutes, and 1 seconds are equivalent to 3661 seconds.</text:p>
      <text:p text:style-name="P5">#]0;weismanm@aldenv187: ~/Documents/cs111/lab2#weismanm@aldenv187:~/Documents/cs111/lab2$ java problem2</text:p>
      <text:p text:style-name="P5">Please enter the number of hours.</text:p>
      <text:p text:style-name="P5">2</text:p>
      <text:p text:style-name="P5">Please enter the number of minutes.</text:p>
      <text:p text:style-name="P5">4</text:p>
      <text:p text:style-name="P5">Please enter the number of seconds.</text:p>
      <text:p text:style-name="P5">12</text:p>
      <text:p text:style-name="P5">2 hours, 4 minutes, and 12 seconds are equivalent to 7452 seconds.</text:p>
      <text:p text:style-name="P5">#]0;weismanm@aldenv187: ~/Documents/cs111/lab2#weismanm@aldenv187:~/Documents/cs111/lab2$ java problem2</text:p>
      <text:p text:style-name="P5">Please enter the number of hours.</text:p>
      <text:p text:style-name="P5">5</text:p>
      <text:p text:style-name="P5">Please enter the number of minutes.</text:p>
      <text:p text:style-name="P5">6</text:p>
      <text:p text:style-name="P5">Please enter the number of seconds.</text:p>
      <text:p text:style-name="P5">7</text:p>
      <text:p text:style-name="P5">5 hours, 6 minutes, and 7 seconds are equivalent to 18367 seconds.</text:p>
      <text:p text:style-name="P5">#]0;weismanm@aldenv187: ~/Documents/cs111/lab2#weismanm@aldenv187:~/Documents/cs111/lab2$ java problem2</text:p>
      <text:p text:style-name="P5">Please enter the number of hours.</text:p>
      <text:p text:style-name="P5">23</text:p>
      <text:p text:style-name="P5">Please enter the number of minutes.</text:p>
      <text:p text:style-name="P5">59</text:p>
      <text:p text:style-name="P5">Please enter the number of seconds.</text:p>
      <text:p text:style-name="P5">59</text:p>
      <text:p text:style-name="P5">23 hours, 59 minutes, and 59 seconds are equivalent to 86399 seconds.</text:p>
      <text:p text:style-name="P5">#]0;weismanm@aldenv187: ~/Documents/cs111/lab2#weismanm@aldenv187:~/Documents/cs111/lab2$ exirt##[K##[Kt</text:p>
      <text:p text:style-name="P5">exit</text:p>
      <text:p text:style-name="P7"><text:soft-page-break/><text:span text:style-name="T1"><text:line-break/>Script done on Wed 12 Sep 2012 03:39:09 PM EDT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10 Pitch1" svg:font-family="'Courier 10 Pitch'"/>
    <style:font-face style:name="Lohit Hindi1" svg:font-family="'Lohit Hindi'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Standard">Hawk Weisman</text:p>
        <text:p text:style-name="Standard">CS111: Introduction to Computer Science 1</text:p>
        <text:p text:style-name="Standard">Fall 2012-2013</text:p>
        <text:p text:style-name="Standard">Lab #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Weisman</meta:initial-creator>
    <meta:creation-date>2012-09-12T15:39:42</meta:creation-date>
    <dc:date>2012-09-12T15:44:10</dc:date>
    <dc:creator>Michael Weisman</dc:creator>
    <meta:editing-duration>P0D</meta:editing-duration>
    <meta:editing-cycles>1</meta:editing-cycles>
    <meta:document-statistic meta:table-count="0" meta:image-count="0" meta:object-count="0" meta:page-count="5" meta:paragraph-count="176" meta:word-count="868" meta:character-count="6020" meta:non-whitespace-character-count="5162"/>
    <meta:generator>LibreOffice/3.5$Linux_X86_64 LibreOffice_project/350m1$Build-2</meta:generator>
  </office:meta>
</office:document-meta>
</file>